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5E0000062D495F1EBE74704382.png" manifest:media-type="image/png"/>
  <manifest:file-entry manifest:full-path="Pictures/100000000000045E0000062D196EAA557906695B.pdf" manifest:media-type="application/pdf"/>
  <manifest:file-entry manifest:full-path="Pictures/1000020100000834000000FE5C26EEB88C9E164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oft-page-break/>五學期成績單</text:h>
      <text:p text:style-name="Text_20_body"><draw:frame draw:style-name="fr1" draw:name="影像1" text:anchor-type="char" svg:y="1.219cm" svg:width="15.967cm" svg:height="22.58cm" draw:z-index="2"><draw:image xlink:href="Pictures/100000000000045E0000062D196EAA557906695B.pdf" xlink:type="simple" xlink:show="embed" xlink:actuate="onLoad" loext:mime-type="application/pdf"/><draw:image xlink:href="Pictures/100000000000045E0000062D495F1EBE7470438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" svg:font-family="'jf open 粉圓 1.1'" style:font-adornments="標準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jf open 粉圓 1.1" fo:font-family="'jf open 粉圓 1.1'" style:font-style-name="標準" style:font-pitch="variable" fo:background-color="transparent" style:font-name-asian="jf open 粉圓 1.1" style:font-family-asian="'jf open 粉圓 1.1'" style:font-style-name-asian="標準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8ac926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1e6a39" style:font-name="jf open 粉圓 1.12" fo:font-family="'jf open 粉圓 1.1'" style:font-style-name="粗體" style:font-pitch="variable" fo:font-size="21pt" fo:font-weight="normal" style:font-name-asian="jf open 粉圓 1.12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20pt" fo:font-style="normal" fo:font-weight="normal" style:font-name-asian="jf open 粉圓 1.12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1e6a39" style:font-name="jf open 粉圓 1.11" fo:font-family="'jf open 粉圓 1.1'" style:font-style-name="義式粗斜體" style:font-pitch="variable" fo:font-size="16pt" fo:font-style="normal" fo:font-weight="bold" style:font-name-asian="jf open 粉圓 1.12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draw:frame draw:style-name="Mfr1" draw:name="影像4" text:anchor-type="char" svg:x="-2.055cm" svg:y="-2.02cm" svg:width="21.001cm" svg:height="2.565cm" draw:z-index="1"><draw:image xlink:href="Pictures/1000020100000834000000FE5C26EEB88C9E1642.png" xlink:type="simple" xlink:show="embed" xlink:actuate="onLoad" loext:mime-type="image/png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9:20:50.327721034</meta:creation-date>
    <dc:date>2021-04-01T11:07:02.043652251</dc:date>
    <meta:editing-duration>PT2H23M3S</meta:editing-duration>
    <meta:editing-cycles>26</meta:editing-cycles>
    <meta:generator>LibreOffice/6.4.6.2$Linux_X86_64 LibreOffice_project/40$Build-2</meta:generator>
    <meta:document-statistic meta:table-count="0" meta:image-count="2" meta:object-count="0" meta:page-count="4" meta:paragraph-count="2" meta:word-count="6" meta:character-count="7" meta:non-whitespace-character-count="6"/>
  </office:meta>
</office:document-meta>
</file>